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aig Jacobson</text:p>
      <text:p text:style-name="Standard">CS 484 Section 1</text:p>
      <text:p text:style-name="Standard">17 January 2014</text:p>
      <text:p text:style-name="Standard"/>
      <text:p text:style-name="P3">Lab 2 – Hotplate and Pthreads</text:p>
      <text:p text:style-name="P1"/>
      <text:p text:style-name="P2">The first version of my program with pthreads is listed as “First” in Figure 1. <text:s/>This version used a linear barrier, but since I only had one barrier (as opposed to two barriers as found in the “OMP” version) it ran reasonably fast. <text:s/>In addition to having a linear barrier both the work of the computation and the check for convergence were split up into static chunks between the threads. <text:s/>In addition, I recorded some times on how much time was being spent in each section of computation per thread, see Table 1 for details.</text:p>
      <text:p text:style-name="P2"/>
      <text:p text:style-name="P2">The next version I decided to figure out a faster way to test for convergence and is labeled “Fast Test” in Figure 1 and Table 1. <text:s/>From the detailed averages given by “First” I found out that thread zero was spending almost no time at all testing for convergence compared to the other threads. <text:s/>This is because it <text:s/>is testing cells further from the heat source, and thus the cells take longer to converge causing that thread to short circuit more often leading to performance gains. <text:s/>After finding that my program ran faster if the others waited while only one thread did the testing I decided to take it a step further. <text:s/>I recorded the cell at which short circuiting took place and began testing there the next round. <text:s/>This made <text:s/>testing for convergence extremely fast in comparison to other methodologies.</text:p>
      <text:p text:style-name="P2"/>
      <text:p text:style-name="P2">The next bottleneck indicated by Table 1 was the barrier. <text:s/>So far “First” and “Fast Test” have only been using a linear barrier. <text:s/>“Log Barrier” and “Busy Barrier” use a log barrier and a busy barrier as indicated by their names, and also continue to use the faster testing methodology.</text:p>
      <text:p text:style-name="P2"/>
      <text:p text:style-name="P2">Figure 1 shows that the busy waiting becomes extremely slow once the number of threads exceeds the number of cores; this is because the threads keep using all of their processor time waiting for the others getting kicked off of the processor again and again. <text:s/>On the plus side, the busy wait method is the fastest when the number of threads is less than or equal to the number of cores.</text:p>
      <text:p text:style-name="P2"/>
      <text:p text:style-name="P2">The linear barrier is slower than the busy waiting except when the number of threads exceeds the number of cores. <text:s/>The linear barrier then easily out performs the busy wait methodology.</text:p>
      <text:p text:style-name="P2"/>
      <text:p text:style-name="P2">The log barrier is 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14-01-17T14:46:34</meta:creation-date>
    <dc:date>2014-01-31T19:33:36</dc:date>
    <dc:creator>V </dc:creator>
    <meta:editing-duration>PT2H6M50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10" meta:word-count="407" meta:character-count="2282" meta:non-whitespace-character-count="1870"/>
  </office:meta>
</office:document-meta>
</file>